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120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0"/>
        <table:table-column table:style-name="co1" table:default-cell-style-name="ce3"/>
        <table:table-column table:style-name="co1" table:default-cell-style-name="ce10"/>
        <table:table-column table:style-name="co1" table:default-cell-style-name="ce12"/>
        <table:table-column table:style-name="co1" table:default-cell-style-name="ce10"/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10" table:number-rows-spanned="2">
            <text:p>MONTAGEM AMD SOCKET AM4</text:p>
          </table:table-cell>
          <table:covered-table-cell table:number-columns-repeated="9" table:style-name="Default"/>
        </table:table-row>
        <table:table-row table:style-name="ro1">
          <table:table-cell/>
          <table:covered-table-cell table:number-columns-repeated="10" table:style-name="Default"/>
        </table:table-row>
        <table:table-row table:style-name="ro1">
          <table:table-cell/>
          <table:table-cell table:style-name="ce5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 R$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5" office:value-type="string" calcext:value-type="string" table:number-columns-spanned="2" table:number-rows-spanned="2">
            <text:p>VALOR</text:p>
          </table:table-cell>
          <table:covered-table-cell table:style-name="Default"/>
        </table:table-row>
        <table:table-row table:style-name="ro1">
          <table:table-cell/>
          <table:covered-table-cell table:number-columns-repeated="10" table:style-name="Default"/>
        </table:table-row>
        <table:table-row table:style-name="ro1"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style-name="ce3" office:value-type="string" calcext:value-type="string" table:number-columns-spanned="2" table:number-rows-spanned="2">
            <text:p>RYZEN 5 5600GT</text:p>
          </table:table-cell>
          <table:covered-table-cell/>
          <table:table-cell office:value-type="currency" office:currency="BRL" office:value="899.99" calcext:value-type="currency" table:number-columns-spanned="2" table:number-rows-spanned="2">
            <text:p>R$ 8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7]*[.H7]" office:value-type="currency" office:currency="BRL" office:value="899.99" calcext:value-type="currency" table:number-columns-spanned="2" table:number-rows-spanned="2">
            <text:p>R$ 89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style-name="ce3" office:value-type="string" calcext:value-type="string" table:number-columns-spanned="2" table:number-rows-spanned="2">
            <text:p>AIO RISEMOOD AURA ICE ARGB</text:p>
          </table:table-cell>
          <table:covered-table-cell/>
          <table:table-cell office:value-type="currency" office:currency="BRL" office:value="439.99" calcext:value-type="currency" table:number-columns-spanned="2" table:number-rows-spanned="2">
            <text:p>R$ 43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9]*[.H9]" office:value-type="currency" office:currency="BRL" office:value="439.99" calcext:value-type="currency" table:number-columns-spanned="2" table:number-rows-spanned="2">
            <text:p>R$ 43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style-name="ce3" office:value-type="string" calcext:value-type="string" table:number-columns-spanned="2" table:number-rows-spanned="2">
            <text:p>COLORFUL CVN B550M GAMING FROZEN V15</text:p>
          </table:table-cell>
          <table:covered-table-cell/>
          <table:table-cell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1]*[.H11]" office:value-type="currency" office:currency="BRL" office:value="599.99" calcext:value-type="currency" table:number-columns-spanned="2" table:number-rows-spanned="2">
            <text:p>R$ 59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style-name="ce3" office:value-type="string" calcext:value-type="string" table:number-columns-spanned="2" table:number-rows-spanned="2">
            <text:p>XPG SPECTRIX 8GB 3200MHZ</text:p>
          </table:table-cell>
          <table:covered-table-cell/>
          <table:table-cell office:value-type="currency" office:currency="BRL" office:value="159.99" calcext:value-type="currency" table:number-columns-spanned="2" table:number-rows-spanned="2">
            <text:p>R$ 159.99</text:p>
          </table:table-cell>
          <table:covered-table-cell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table:formula="of:=[.F13]*[.H13]" office:value-type="currency" office:currency="BRL" office:value="319.98" calcext:value-type="currency" table:number-columns-spanned="2" table:number-rows-spanned="2">
            <text:p>R$ 319.98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3" office:value-type="string" calcext:value-type="string" table:number-columns-spanned="2" table:number-rows-spanned="2">
            <text:p>GIGABYTE RTX 5060 8GB EAGLE OC ICE</text:p>
          </table:table-cell>
          <table:covered-table-cell/>
          <table:table-cell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5]*[.H15]" office:value-type="currency" office:currency="BRL" office:value="2699.99" calcext:value-type="currency" table:number-columns-spanned="2" table:number-rows-spanned="2">
            <text:p>R$ 2,69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style-name="ce3" office:value-type="string" calcext:value-type="string" table:number-columns-spanned="2" table:number-rows-spanned="2">
            <text:p>KINGSTON NV3 1TB M.2</text:p>
          </table:table-cell>
          <table:covered-table-cell/>
          <table:table-cell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7]*[.H17]" office:value-type="currency" office:currency="BRL" office:value="389.99" calcext:value-type="currency" table:number-columns-spanned="2" table:number-rows-spanned="2">
            <text:p>R$ 38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style-name="ce3" office:value-type="string" calcext:value-type="string" table:number-columns-spanned="2" table:number-rows-spanned="2">
            <text:p>MSI MAG A650BN</text:p>
          </table:table-cell>
          <table:covered-table-cell/>
          <table:table-cell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9]*[.H19]" office:value-type="currency" office:currency="BRL" office:value="319.99" calcext:value-type="currency" table:number-columns-spanned="2" table:number-rows-spanned="2">
            <text:p>R$ 319.99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style-name="ce12" office:value-type="string" calcext:value-type="string" table:number-columns-spanned="2" table:number-rows-spanned="2">
            <text:p>HAYOM GB1791 4 FANS INCLUSO</text:p>
          </table:table-cell>
          <table:covered-table-cell/>
          <table:table-cell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21]*[.H21]" office:value-type="currency" office:currency="BRL" office:value="299" calcext:value-type="currency" table:number-columns-spanned="2" table:number-rows-spanned="2">
            <text:p>R$ 299.00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23]*[.H23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8"/>
          <table:covered-table-cell table:style-name="ce11"/>
          <table:covered-table-cell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</table:table-row>
        <table:table-row table:style-name="ro1"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style-name="ce3" table:formula="of:=SUM([.J7:.K22])" office:value-type="float" office:value="5968.92" calcext:value-type="float" table:number-columns-spanned="8" table:number-rows-spanned="2">
            <text:p>5968.92</text:p>
          </table:table-cell>
          <table:covered-table-cell table:number-columns-repeated="7" table:style-name="Default"/>
        </table:table-row>
        <table:table-row table:style-name="ro1">
          <table:table-cell/>
          <table:covered-table-cell table:style-name="ce8"/>
          <table:covered-table-cell table:style-name="ce11"/>
          <table:covered-table-cell table:number-columns-repeated="8" table:style-name="Default"/>
        </table:table-row>
        <table:table-row table:style-name="ro1">
          <table:table-cell/>
          <table:table-cell table:style-name="ce9" office:value-type="string" calcext:value-type="string" table:number-columns-spanned="10" table:number-rows-spanned="2">
            <text:p>DATA DO ORÇAMENTO:</text:p>
          </table:table-cell>
          <table:covered-table-cell table:number-columns-repeated="9" table:style-name="Default"/>
        </table:table-row>
        <table:table-row table:style-name="ro1">
          <table:table-cell/>
          <table:covered-table-cell table:number-columns-repeated="10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20" number:language="en" number:country="GB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23:26:32.644888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3:49:03.312489600</meta:creation-date>
    <dc:date>2025-06-04T23:26:38.929344000</dc:date>
    <meta:editing-duration>PT30M10S</meta:editing-duration>
    <meta:editing-cycles>5</meta:editing-cycles>
    <meta:generator>LibreOffice/25.2.3.2$Windows_X86_64 LibreOffice_project/bbb074479178df812d175f709636b368952c2ce3</meta:generator>
    <meta:document-statistic meta:table-count="1" meta:cell-count="52" meta:object-count="0"/>
  </office:meta>
</office:document-meta>
</file>